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Arial,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Lucida grande" fo:font-size="11.25pt" fo:letter-spacing="normal" fo:font-style="normal" fo:font-weight="bold"/>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444444" style:font-name="Lucida grande" fo:font-size="12pt" fo:letter-spacing="normal" fo:font-style="normal" fo:font-weight="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2.1. Adicionador de botões</text:p>
      <text:p text:style-name="P1"/>
      <text:p text:style-name="P2">Make a Java application that initially shows a Window containing a single button. When the user presses the ”Add new button” button, a new button should appear. You can use JButton.setForeground(Color.GREEN) and JButton.setBackground(Color.BLACK) to give the newly added button another appearance. The user should be able to continue adding buttons by pressing the initial button. When one of the newly added buttons is pressed, they should disappear. If the user for instance presses “Button 5”, “Button 5” should disappear and the result should be the following:</text:p>
      <text:p text:style-name="P2"/>
      <text:p text:style-name="P2"><draw:frame draw:style-name="fr1" draw:name="objetos gráficos1" text:anchor-type="as-char" svg:width="18.165cm" svg:height="3.683cm" draw:z-index="0"><draw:image xlink:href="http://pcd.dcti.iscte.pt/exercicios/images/index.1.jpg" xlink:type="simple" xlink:show="embed" xlink:actuate="onLoad"/></draw:fram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ucida grande" svg:font-family="'Lucida grande', Arial,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erico Tomas</meta:initial-creator>
    <meta:creation-date>2013-10-17T11:23:26</meta:creation-date>
    <dc:date>2013-10-17T11:24:06</dc:date>
    <dc:creator>Americo Tomas</dc:creator>
    <meta:editing-duration>P0D</meta:editing-duration>
    <meta:editing-cycles>1</meta:editing-cycles>
    <meta:document-statistic meta:table-count="0" meta:image-count="1" meta:object-count="0" meta:page-count="1" meta:paragraph-count="3" meta:word-count="90" meta:character-count="591" meta:non-whitespace-character-count="502"/>
    <meta:generator>LibreOffice/3.6$Linux_X86_64 LibreOffice_project/360m1$Build-2</meta:generator>
  </office:meta>
</office:document-meta>
</file>